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19pt"/>
    </style:style>
    <style:style style:name="co5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ucidatypewriter" fo:font-size="10pt" style:font-name-asian="lucidatypewriter" style:font-name-complex="lucidatypewriter" style:font-size-asian="10pt" style:font-size-complex="10pt" fo:color="#a020f0"/>
    </style:style>
    <style:style style:name="T2" style:family="text">
      <style:text-properties style:font-name="lucidatypewriter" fo:font-size="10pt" style:font-name-asian="lucidatypewriter" style:font-name-complex="lucidatypewriter" style:font-size-asian="10pt" style:font-size-complex="10pt"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8"/>
        <table:table-column table:style-name="co3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NACA 0012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U_mag 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tgt:</text:p>
          </table:table-cell>
          <table:table-cell office:value-type="string" calcext:value-type="string">
            <text:p>find Alpha such that Valarezo condition of max lift is me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description:</text:p>
          </table:table-cell>
          <table:table-cell office:value-type="string" calcext:value-type="string">
            <text:p>pressure distribution is used to correct the course model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from the pressure distribution is possible to compute the 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max suction of the airfoil, the optimization aim to find the 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condition in which the suction is closest to the value of -1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without exceeding i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solver uses Hess-Smith to compute the pressure distribution P_HS <text:s/>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fine solver uses Xfoil in viscous configuration to compute P_XF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>
            <text:p>-</text:p>
          </table:table-cell>
          <table:table-cell office:value-type="string" calcext:value-type="string">
            <text:p>the course method is corrected through a linear operator such that: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P_HS_corr(x) = P_XF(x_c) + Skf*( P_HS(x) - P_HS(x_c ));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Optimization Cycle</text:p>
          </table:table-cell>
          <table:table-cell/>
          <table:table-cell office:value-type="string" calcext:value-type="string">
            <text:p>X = alph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* in the first iteration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Set the Cycle</text:p>
          </table:table-cell>
          <table:table-cell table:style-name="ce5" office:value-type="string" calcext:value-type="string">
            <text:p>P_XF(x_c) e P_HS(x_c) set to be zero*</text:p>
          </table:table-cell>
          <table:table-cell table:style-name="ce5" table:number-columns-repeated="2"/>
          <table:table-cell table:style-name="ce16"/>
          <table:table-cell table:style-name="ce19"/>
          <table:table-cell table:style-name="ce19" office:value-type="string" calcext:value-type="string">
            <text:p>P_HS is not corrected</text:p>
          </table:table-cell>
          <table:table-cell table:style-name="ce19" table:number-columns-repeated="3"/>
        </table:table-row>
        <table:table-row table:style-name="ro1">
          <table:table-cell table:style-name="Default"/>
          <table:table-cell table:style-name="ce3"/>
          <table:table-cell table:style-name="ce10" office:value-type="string" calcext:value-type="string">
            <text:p>Skf set to be eye</text:p>
          </table:table-cell>
          <table:table-cell table:style-name="ce10" table:number-columns-repeated="2"/>
          <table:table-cell table:style-name="ce17"/>
          <table:table-cell table:style-name="ce19"/>
          <table:table-cell/>
          <table:table-cell table:style-name="ce19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WHILE iter &lt; iter_max &amp; err &gt; toll</text:p>
          </table:table-cell>
          <table:table-cell table:style-name="ce5" table:number-columns-repeated="4"/>
          <table:table-cell table:style-name="ce16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ourse Optimization</text:p>
          </table:table-cell>
          <table:covered-table-cell table:style-name="ce11"/>
          <table:table-cell table:style-name="ce5" table:number-columns-repeated="2"/>
          <table:table-cell table:style-name="ce1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office:value-type="string" calcext:value-type="string">
            <text:p>fmincon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c(x) = 14 – Delta(P_HS_CORR(x))</text:p>
          </table:table-cell>
          <table:table-cell table:style-name="ce12" table:number-columns-repeated="2"/>
          <table:table-cell table:style-name="ce17" table:number-columns-repeated="2"/>
          <table:table-cell table:style-name="ce20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Delta is obtained from P_HS_CORR(x)</text:p>
          </table:table-cell>
          <table:table-cell table:style-name="ce12" table:number-columns-repeated="2"/>
          <table:table-cell table:style-name="ce18"/>
          <table:table-cell/>
          <table:table-cell table:style-name="ce21" office:value-type="string" calcext:value-type="string">
            <text:p>\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office:value-type="string" calcext:value-type="string">
            <text:p>nonliner constrain is set to prevent c(x) &gt; 14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MaxFunctionEvaluations = </text:span><text:span text:style-name="T2">50</text:span>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OptimalityTolerance = </text:span><text:span text:style-name="T2">0.005</text:span>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FunctionTolerance = </text:span><text:span text:style-name="T2">0.005</text:span>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13" office:value-type="string" calcext:value-type="string">
            <text:p><text:span text:style-name="T1">StepTolerance = </text:span><text:span text:style-name="T2">0.01</text:span>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number-columns-repeated="3"/>
          <table:table-cell table:style-name="ce17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-&gt; x_c = </text:p>
          </table:table-cell>
          <table:table-cell table:style-name="ce15" office:value-type="string" calcext:value-type="string">
            <text:p>risultato opt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ine computation</text:p>
          </table:table-cell>
          <table:covered-table-cell table:style-name="ce11"/>
          <table:table-cell table:style-name="ce5" office:value-type="string" calcext:value-type="string">
            <text:p>at x = x_c</text:p>
          </table:table-cell>
          <table:table-cell table:style-name="ce5"/>
          <table:table-cell table:style-name="ce16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office:value-type="string" calcext:value-type="string">
            <text:p>viscous; Re = 9M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number-columns-repeated="3"/>
          <table:table-cell table:style-name="ce17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rror Assessment</text:p>
          </table:table-cell>
          <table:covered-table-cell table:style-name="ce5"/>
          <table:table-cell table:style-name="ce5" table:number-columns-repeated="2"/>
          <table:table-cell table:style-name="ce16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office:value-type="string" calcext:value-type="string">
            <text:p>Err = abs( P_XF(x_c) – P_HS_corr(x_c))</text:p>
          </table:table-cell>
          <table:table-cell table:number-columns-repeated="2"/>
          <table:table-cell table:style-name="ce18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number-columns-repeated="3"/>
          <table:table-cell table:style-name="ce17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Computation of the correction Matrix</text:p>
          </table:table-cell>
          <table:covered-table-cell table:number-columns-repeated="3" table:style-name="ce5"/>
          <table:covered-table-cell table:style-name="ce16"/>
          <table:table-cell table:style-name="ce17"/>
          <table:table-cell table:style-name="ce10"/>
          <table:table-cell table:style-name="ce2"/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number-columns-repeated="3"/>
          <table:table-cell table:style-name="ce17"/>
          <table:table-cell table:number-columns-repeated="5"/>
        </table:table-row>
        <table:table-row table:style-name="ro1">
          <table:table-cell table:style-name="ce3"/>
          <table:table-cell table:style-name="ce10" table:number-columns-repeated="5"/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09:09.702213584</meta:creation-date>
    <dc:date>2018-01-09T11:00:20.668599130</dc:date>
    <meta:editing-duration>PT8M15S</meta:editing-duration>
    <meta:editing-cycles>3</meta:editing-cycles>
    <meta:generator>LibreOffice/5.1.6.2$Linux_X86_64 LibreOffice_project/10m0$Build-2</meta:generator>
    <meta:document-statistic meta:table-count="1" meta:cell-count="56" meta:object-count="0"/>
  </office:meta>
</office:document-meta>
</file>